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sport (</text:span><text:span text:style-name="T2">id</text:span><text:span text:style-name="T3">, name)</text:span></text:p>
      <text:p text:style-name="P1"><text:span text:style-name="T3">practice (</text:span><text:span text:style-name="T4">id</text:span><text:span text:style-name="T5">, practice_date, place, results, duration, #id_sport, #id_user, #id_exercise)</text:span></text:p>
      <text:p text:style-name="P1"><text:span text:style-name="T5">exercise(</text:span><text:span text:style-name="T6">id</text:span><text:span text:style-name="T7">, name, description, area_of_effect)</text:span></text:p>
      <text:p text:style-name="P1"><text:span text:style-name="T7">user_info(</text:span><text:span text:style-name="T8">id</text:span><text:span text:style-name="T9">, login, user_password, last_name, first_name, birthday, gender, registration_date)</text:span></text:p>
      <text:p text:style-name="P1"><text:span text:style-name="T9">physics_datas (</text:span><text:span text:style-name="T10">id</text:span><text:span text:style-name="T11">, measure_date, weight, waist_size, hip_size, #id_user)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